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2EB000001E6467818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36cm" svg:x="1.157cm" svg:y="8.801cm">
          <draw:image xlink:href="Pictures/10000201000002EB000001E6467818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05M16S</meta:editing-duration>
    <meta:editing-cycles>3</meta:editing-cycles>
    <meta:generator>OpenOffice.org/3.2$Win32 OpenOffice.org_project/320m12$Build-9483</meta:generator>
    <dc:date>2010-05-27T11:28:04.54</dc:date>
    <dc:creator>Ivan Ivanov</dc:creator>
    <meta:document-statistic meta:object-count="1"/>
  </office:meta>
</office:document-meta>
</file>